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start" style:justify-single-word="false"/>
      <style:text-properties style:font-name="Ubuntu" officeooo:rsid="0004d8df" officeooo:paragraph-rsid="0004d8df"/>
    </style:style>
    <style:style style:name="P3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ackground-color="transparent"/>
      <style:text-properties style:font-name="Ubuntu" officeooo:rsid="0004d8df" officeooo:paragraph-rsid="0004d8df"/>
    </style:style>
    <style:style style:name="P4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/>
      <style:text-properties style:font-name="Ubuntu" officeooo:rsid="0005f729" officeooo:paragraph-rsid="0005f729"/>
    </style:style>
    <style:style style:name="P5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/>
      <style:text-properties style:font-name="Ubuntu" officeooo:rsid="0005f729" officeooo:paragraph-rsid="00075472"/>
    </style:style>
    <style:style style:name="P6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/>
      <style:text-properties style:font-name="Ubuntu" officeooo:rsid="00075472" officeooo:paragraph-rsid="00075472"/>
    </style:style>
    <style:style style:name="P7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5f729" officeooo:paragraph-rsid="0005f729"/>
    </style:style>
    <style:style style:name="P8" style:family="paragraph" style:parent-style-name="Standard">
      <loext:graphic-properties draw:fill="none"/>
      <style:paragraph-properties fo:margin-left="1.499cm" fo:margin-right="0cm" fo:text-align="start" style:justify-single-word="false" fo:text-indent="0cm" style:auto-text-indent="false" fo:background-color="transparent"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75472" officeooo:paragraph-rsid="00075472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159cm"/>
        </style:tab-stops>
      </style:paragraph-properties>
      <style:text-properties style:font-name="Ubuntu" officeooo:rsid="0004d8df" officeooo:paragraph-rsid="0004d8df"/>
    </style:style>
    <style:style style:name="T1" style:family="text">
      <style:text-properties officeooo:rsid="0004d8df"/>
    </style:style>
    <style:style style:name="T2" style:family="text">
      <style:text-properties fo:font-weight="bold" officeooo:rsid="0004d8d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TestApp</text:span></text:p>
      <text:p text:style-name="P2"/>
      <text:p text:style-name="P3">Главная</text:p>
      <text:p text:style-name="P4"/>
      <text:p text:style-name="P4">Название, описание проекта.</text:p>
      <text:p text:style-name="P4">Возможность войти <text:s/>в личный кабинет.</text:p>
      <text:p text:style-name="P7"/>
      <text:p text:style-name="P5"/>
      <text:p text:style-name="P4">Авторизация</text:p>
      <text:p text:style-name="P4"/>
      <text:p text:style-name="P4">Поля логин и пароль.</text:p>
      <text:p text:style-name="P4">Переход на Регистрацию.</text:p>
      <text:p text:style-name="P7"/>
      <text:p text:style-name="P4"/>
      <text:p text:style-name="P4">Регистрация</text:p>
      <text:p text:style-name="P4"/>
      <text:p text:style-name="P4">Логин, пароль, подтверждение пароля.</text:p>
      <text:p text:style-name="P4">Переход на Авторизацию.</text:p>
      <text:p text:style-name="P7"/>
      <text:p text:style-name="P4"/>
      <text:p text:style-name="P4"/>
      <text:p text:style-name="P6">Создание команд</text:p>
      <text:p text:style-name="P8"/>
      <text:p text:style-name="P6"/>
      <text:p text:style-name="P6">Отслеживание Прогресса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7:04:02.899249483</meta:creation-date>
    <dc:date>2020-02-14T18:16:01.572955204</dc:date>
    <meta:editing-duration>PT31M27S</meta:editing-duration>
    <meta:editing-cycles>1</meta:editing-cycles>
    <meta:document-statistic meta:table-count="0" meta:image-count="0" meta:object-count="0" meta:page-count="1" meta:paragraph-count="12" meta:word-count="30" meta:character-count="239" meta:non-whitespace-character-count="219"/>
    <meta:generator>LibreOffice/6.0.7.3$Linux_X86_64 LibreOffice_project/00m0$Build-3</meta:generator>
  </office:meta>
</office:document-meta>
</file>